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1cm" draw:fill-color="#0078aa"/>
    </style:style>
    <style:style style:name="gr2" style:family="graphic" style:parent-style-name="standard">
      <style:graphic-properties svg:stroke-width="0.001cm" svg:stroke-color="#aae6ff" draw:fill="none" draw:fill-color="#ffffff" fo:padding-top="-0.049cm" fo:padding-bottom="-0.049cm" fo:padding-left="-0.049cm" fo:padding-right="-0.049cm"/>
    </style:style>
    <style:style style:name="gr3" style:family="graphic" style:parent-style-name="standard">
      <style:graphic-properties draw:stroke="none" svg:stroke-width="0.028cm" draw:fill-color="#0078aa"/>
    </style:style>
    <style:style style:name="gr4" style:family="graphic" style:parent-style-name="standard">
      <style:graphic-properties draw:stroke="none" svg:stroke-width="0.028cm" draw:fill-color="#00b4ff"/>
    </style:style>
    <style:style style:name="gr5" style:family="graphic" style:parent-style-name="standard">
      <style:graphic-properties svg:stroke-width="0.028cm" svg:stroke-color="#aae6ff" draw:fill="none" draw:fill-color="#ffffff" fo:padding-top="-0.036cm" fo:padding-bottom="-0.036cm" fo:padding-left="-0.036cm" fo:padding-right="-0.036cm"/>
    </style:style>
    <style:style style:name="gr6" style:family="graphic" style:parent-style-name="standard">
      <style:graphic-properties draw:stroke="none" svg:stroke-width="0.028cm" draw:fill-color="#000000"/>
    </style:style>
    <style:style style:name="gr7" style:family="graphic" style:parent-style-name="standard">
      <style:graphic-properties draw:stroke="none" svg:stroke-width="0.028cm" draw:fill-color="#ffffff"/>
    </style:style>
    <style:style style:name="gr8" style:family="graphic" style:parent-style-name="standard">
      <style:graphic-properties svg:stroke-width="0.083cm" svg:stroke-color="#ffffff" draw:fill="none" draw:fill-color="#ffffff" fo:padding-top="-0.008cm" fo:padding-bottom="-0.008cm" fo:padding-left="-0.008cm" fo:padding-right="-0.008cm"/>
    </style:style>
    <style:style style:name="gr9" style:family="graphic" style:parent-style-name="standard">
      <style:graphic-properties svg:stroke-width="0.083cm" svg:stroke-color="#000000" draw:fill="none" draw:fill-color="#ffffff" fo:padding-top="-0.008cm" fo:padding-bottom="-0.008cm" fo:padding-left="-0.008cm" fo:padding-right="-0.008cm"/>
    </style:style>
    <style:style style:name="gr10" style:family="graphic" style:parent-style-name="standard">
      <style:graphic-properties draw:stroke="none" svg:stroke-width="0.083cm" draw:fill-color="#0078aa"/>
    </style:style>
  </office:automatic-styles>
  <office:body>
    <office:drawing>
      <draw:page draw:name="page1" draw:style-name="dp1" draw:master-page-name="Default">
        <draw:g>
          <draw:glue-point draw:id="4" svg:x="-0.011cm" svg:y="-5cm"/>
          <draw:glue-point draw:id="5" svg:x="0cm" svg:y="5cm"/>
          <draw:glue-point draw:id="6" svg:x="-5cm" svg:y="3.179cm"/>
          <draw:glue-point draw:id="7" svg:x="-5cm" svg:y="-0.015cm"/>
          <draw:glue-point draw:id="8" svg:x="-5cm" svg:y="-1.955cm"/>
          <draw:glue-point draw:id="9" svg:x="5.022cm" svg:y="3.179cm"/>
          <draw:glue-point draw:id="10" svg:x="5.022cm" svg:y="0.003cm"/>
          <draw:glue-point draw:id="11" svg:x="5.022cm" svg:y="-1.955cm"/>
          <draw:glue-point draw:id="12" svg:x="0.007cm" svg:y="0.305cm"/>
          <draw:polygon draw:style-name="gr1" draw:layer="layout" svg:width="2.786cm" svg:height="0.974cm" svg:x="0cm" svg:y="1.026cm" svg:viewBox="0 0 2787 975" draw:points="2787,487 2785,463 2779,438 2770,413 2758,390 2741,365 2723,342 2699,319 2673,295 2644,273 2612,251 2576,230 2536,209 2494,190 2450,170 2403,152 2353,135 2301,118 2246,102 2189,87 2130,74 2069,62 2007,49 1942,40 1877,30 1810,23 1742,16 1673,10 1604,6 1534,2 1464,1 1393,0 1322,1 1252,2 1182,6 1113,10 1043,16 976,23 909,30 843,40 779,49 717,62 656,74 597,87 540,102 485,118 433,135 382,152 336,170 291,190 249,209 210,230 174,251 142,273 112,295 87,319 63,342 45,365 28,390 15,413 7,438 1,463 0,487 1,512 7,537 15,561 28,586 45,610 63,634 87,656 112,680 142,702 174,725 210,746 249,765 291,786 336,805 382,823 433,841 485,858 540,873 597,887 656,901 717,914 779,925 843,936 909,944 976,953 1043,959 1113,965 1182,969 1252,973 1322,975 1393,975 1464,975 1534,973 1604,969 1673,965 1742,959 1810,953 1877,944 1942,936 2007,925 2069,914 2130,901 2189,887 2246,873 2301,858 2353,841 2403,823 2450,805 2494,786 2536,765 2576,746 2612,725 2644,702 2673,680 2699,656 2723,634 2741,610 2758,586 2770,561 2779,537 2785,512">
            <text:p/>
          </draw:polygon>
          <draw:polygon draw:style-name="gr2" draw:layer="layout" svg:width="2.769cm" svg:height="0.957cm" svg:x="0cm" svg:y="1.027cm" svg:viewBox="0 0 2770 958" draw:points="2770,479 2768,454 2762,430 2754,406 2742,382 2726,358 2706,335 2684,313 2657,290 2629,267 2596,246 2560,225 2522,205 2480,185 2436,166 2389,148 2339,132 2287,115 2232,99 2176,85 2118,72 2057,59 1995,48 1931,39 1865,29 1800,21 1732,15 1663,9 1595,6 1524,2 1454,0 1385,0 1315,0 1244,2 1174,6 1105,9 1037,15 970,21 902,29 837,39 774,48 713,59 652,72 593,85 536,99 483,115 430,132 380,148 333,166 289,185 247,205 208,225 174,246 141,267 112,290 85,313 63,335 43,358 28,382 15,406 6,430 1,454 0,479 1,503 6,526 15,550 28,575 43,599 63,621 85,644 112,667 141,689 174,711 208,731 247,752 289,772 333,791 380,809 430,825 483,842 536,858 593,871 652,886 713,897 774,909 837,918 902,928 970,936 1037,942 1105,947 1174,952 1244,954 1315,956 1385,958 1454,956 1524,954 1595,952 1663,947 1732,942 1800,936 1865,928 1931,918 1995,909 2057,897 2118,886 2176,871 2232,858 2287,842 2339,825 2389,809 2436,791 2480,772 2522,752 2560,731 2596,711 2629,689 2657,667 2684,644 2706,621 2726,599 2742,575 2754,550 2762,526 2768,503">
            <text:p/>
          </draw:polygon>
          <draw:polygon draw:style-name="gr3" draw:layer="layout" svg:width="2.769cm" svg:height="1.027cm" svg:x="0cm" svg:y="0.496cm" svg:viewBox="0 0 2770 1028" draw:points="0,0 0,1028 2770,1028 2770,0">
            <text:p/>
          </draw:polygon>
          <draw:polygon draw:style-name="gr4" draw:layer="layout" svg:width="2.786cm" svg:height="0.974cm" svg:x="0cm" svg:y="0cm" svg:viewBox="0 0 2787 975" draw:points="2787,487 2785,463 2779,437 2770,413 2758,388 2741,365 2723,341 2699,318 2673,295 2644,272 2612,251 2576,229 2536,209 2494,189 2450,170 2403,151 2353,134 2301,117 2246,101 2189,87 2130,73 2069,60 2007,49 1942,39 1877,30 1810,22 1742,15 1673,10 1604,6 1534,2 1464,0 1393,0 1322,0 1252,2 1182,6 1113,10 1043,15 976,22 909,30 843,39 779,49 717,60 656,73 597,87 540,101 485,117 433,134 382,151 336,170 291,189 249,209 210,229 174,251 142,272 112,295 87,318 63,341 45,365 28,388 15,413 7,437 1,463 0,487 1,512 7,536 15,560 28,585 45,609 63,633 87,656 112,678 142,702 174,723 210,745 249,765 291,785 336,805 382,822 433,840 485,856 540,873 597,887 656,900 717,914 779,925 843,936 909,944 976,952 1043,959 1113,964 1182,968 1252,972 1322,974 1393,975 1464,974 1534,972 1604,968 1673,964 1742,959 1810,952 1877,944 1942,936 2007,925 2069,914 2130,900 2189,887 2246,873 2301,856 2353,840 2403,822 2450,805 2494,785 2536,765 2576,745 2612,723 2644,702 2673,678 2699,656 2723,633 2741,609 2758,585 2770,560 2779,536 2785,512">
            <text:p/>
          </draw:polygon>
          <draw:polygon draw:style-name="gr5" draw:layer="layout" svg:width="2.769cm" svg:height="0.957cm" svg:x="0cm" svg:y="0cm" svg:viewBox="0 0 2770 958" draw:points="2770,479 2768,455 2762,430 2754,407 2742,383 2726,358 2706,335 2684,312 2657,290 2629,268 2596,246 2560,225 2522,205 2480,185 2436,167 2389,148 2339,132 2287,115 2232,99 2176,86 2118,71 2057,60 1995,49 1931,39 1865,29 1800,22 1732,15 1663,10 1595,6 1524,3 1454,0 1385,0 1315,0 1244,3 1174,6 1105,10 1037,15 970,22 902,29 837,39 774,49 713,60 652,71 593,86 536,99 483,115 430,132 380,148 333,167 289,185 247,205 208,225 174,246 141,268 112,290 85,312 63,335 43,358 28,383 15,407 6,430 1,455 0,479 1,503 6,527 15,552 28,575 43,599 63,622 85,645 112,668 141,689 174,711 208,732 247,753 289,772 333,791 380,809 430,826 483,843 536,858 593,872 652,885 713,898 774,909 837,919 902,929 970,936 1037,942 1105,948 1174,952 1244,955 1315,958 1385,958 1454,958 1524,955 1595,952 1663,948 1732,942 1800,936 1865,929 1931,919 1995,909 2057,898 2118,885 2176,872 2232,858 2287,843 2339,826 2389,809 2436,791 2480,772 2522,753 2560,732 2596,711 2629,689 2657,668 2684,645 2706,622 2726,599 2742,575 2754,552 2762,527 2768,503">
            <text:p/>
          </draw:polygon>
          <draw:polygon draw:style-name="gr6" draw:layer="layout" svg:width="0.912cm" svg:height="0.308cm" svg:x="1.419cm" svg:y="0.137cm" svg:viewBox="0 0 913 309" draw:points="0,239 202,309 692,102 913,171 793,0 219,0 456,52">
            <text:p/>
          </draw:polygon>
          <draw:polygon draw:style-name="gr6" draw:layer="layout" svg:width="0.912cm" svg:height="0.326cm" svg:x="0.422cm" svg:y="0.496cm" svg:viewBox="0 0 913 327" draw:points="913,69 709,0 236,205 0,138 118,327 709,327 456,258">
            <text:p/>
          </draw:polygon>
          <draw:polygon draw:style-name="gr6" draw:layer="layout" svg:width="0.912cm" svg:height="0.307cm" svg:x="0.473cm" svg:y="0.121cm" svg:viewBox="0 0 913 308" draw:points="0,69 202,0 691,188 913,136 794,308 219,308 455,256">
            <text:p/>
          </draw:polygon>
          <draw:polygon draw:style-name="gr6" draw:layer="layout" svg:width="0.912cm" svg:height="0.308cm" svg:x="1.386cm" svg:y="0.531cm" svg:viewBox="0 0 913 309" draw:points="913,239 708,309 236,103 0,170 116,0 708,0 455,50">
            <text:p/>
          </draw:polygon>
          <draw:polygon draw:style-name="gr7" draw:layer="layout" svg:width="0.912cm" svg:height="0.308cm" svg:x="1.435cm" svg:y="0.155cm" svg:viewBox="0 0 913 309" draw:points="0,239 203,309 693,102 913,170 794,0 220,0 457,50">
            <text:p/>
          </draw:polygon>
          <draw:polygon draw:style-name="gr7" draw:layer="layout" svg:width="0.912cm" svg:height="0.325cm" svg:x="0.439cm" svg:y="0.513cm" svg:viewBox="0 0 913 326" draw:points="913,68 708,0 236,206 0,137 117,326 708,326 455,256">
            <text:p/>
          </draw:polygon>
          <draw:polygon draw:style-name="gr7" draw:layer="layout" svg:width="0.912cm" svg:height="0.308cm" svg:x="0.489cm" svg:y="0.137cm" svg:viewBox="0 0 913 309" draw:points="0,68 203,0 693,188 913,137 795,309 220,309 457,257">
            <text:p/>
          </draw:polygon>
          <draw:polygon draw:style-name="gr7" draw:layer="layout" svg:width="0.913cm" svg:height="0.308cm" svg:x="1.401cm" svg:y="0.548cm" svg:viewBox="0 0 914 309" draw:points="914,239 710,309 237,102 0,171 118,0 710,0 457,50">
            <text:p/>
          </draw:polygon>
          <draw:line draw:style-name="gr5" draw:layer="layout" svg:x1="0cm" svg:y1="0.479cm" svg:x2="0cm" svg:y2="1.523cm">
            <text:p/>
          </draw:line>
          <draw:line draw:style-name="gr5" draw:layer="layout" svg:x1="2.769cm" svg:y1="0.479cm" svg:x2="2.769cm" svg:y2="1.523cm">
            <text:p/>
          </draw:line>
          <draw:polyline draw:style-name="gr8" draw:layer="layout" svg:width="1.622cm" svg:height="0.247cm" svg:x="0.98cm" svg:y="0.932cm" svg:viewBox="0 0 1623 248" draw:points="0,236 74,241 148,244 224,247 300,248 376,248 451,246 527,244 602,240 676,234 749,229 820,221 892,211 961,202 1030,190 1095,177 1159,164 1221,150 1281,133 1338,117 1392,100 1445,81 1495,62 1540,42 1582,21 1623,0">
            <text:p/>
          </draw:polyline>
          <draw:polyline draw:style-name="gr8" draw:layer="layout" svg:width="1.622cm" svg:height="0.248cm" svg:x="0.98cm" svg:y="1.104cm" svg:viewBox="0 0 1623 249" draw:points="0,236 74,241 149,244 224,246 301,249 376,249 452,246 527,244 602,240 676,234 750,228 821,220 892,211 962,201 1030,189 1095,178 1159,164 1221,149 1281,133 1338,118 1392,99 1445,81 1493,61 1539,42 1582,21 1623,0">
            <text:p/>
          </draw:polyline>
          <draw:polyline draw:style-name="gr8" draw:layer="layout" svg:width="1.622cm" svg:height="0.247cm" svg:x="0.98cm" svg:y="1.275cm" svg:viewBox="0 0 1623 248" draw:points="0,235 74,240 149,243 224,246 301,248 377,248 452,245 527,242 602,239 676,233 750,227 821,219 892,210 962,200 1030,188 1095,177 1160,163 1222,149 1281,133 1338,117 1392,98 1445,81 1495,62 1540,41 1582,20 1623,0">
            <text:p/>
          </draw:polyline>
          <draw:polyline draw:style-name="gr8" draw:layer="layout" svg:width="1.622cm" svg:height="0.247cm" svg:x="0.98cm" svg:y="1.446cm" svg:viewBox="0 0 1623 248" draw:points="0,235 74,240 149,243 224,246 301,248 376,248 452,246 527,243 602,238 676,234 750,227 821,219 892,210 962,200 1030,189 1095,176 1159,163 1221,149 1281,133 1338,116 1392,99 1445,80 1493,61 1539,40 1582,21 1623,0">
            <text:p/>
          </draw:polyline>
          <draw:polyline draw:style-name="gr8" draw:layer="layout" svg:width="1.622cm" svg:height="0.247cm" svg:x="0.98cm" svg:y="1.617cm" svg:viewBox="0 0 1623 248" draw:points="0,235 74,241 149,243 224,246 301,248 376,248 452,246 527,243 602,239 676,233 750,227 821,219 892,210 962,200 1030,189 1095,176 1159,163 1221,149 1281,134 1338,117 1392,99 1445,81 1493,61 1539,40 1582,21 1623,0">
            <text:p/>
          </draw:polyline>
          <draw:polyline draw:style-name="gr9" draw:layer="layout" svg:width="1.622cm" svg:height="0.247cm" svg:x="0.98cm" svg:y="0.915cm" svg:viewBox="0 0 1623 248" draw:points="0,236 74,240 149,244 224,246 301,248 376,248 452,246 527,244 602,240 676,234 750,228 821,219 892,211 962,201 1030,189 1095,177 1159,164 1221,149 1281,133 1338,117 1392,99 1445,81 1493,62 1539,42 1582,20 1623,0">
            <text:p/>
          </draw:polyline>
          <draw:polyline draw:style-name="gr9" draw:layer="layout" svg:width="1.622cm" svg:height="0.247cm" svg:x="0.98cm" svg:y="1.086cm" svg:viewBox="0 0 1623 248" draw:points="0,236 74,241 148,244 224,246 300,248 376,248 451,246 527,244 602,240 676,235 749,228 820,219 892,211 961,200 1030,189 1095,177 1159,164 1221,150 1281,134 1338,117 1392,99 1445,81 1495,62 1540,42 1582,21 1623,0">
            <text:p/>
          </draw:polyline>
          <draw:polyline draw:style-name="gr9" draw:layer="layout" svg:width="1.622cm" svg:height="0.247cm" svg:x="0.98cm" svg:y="1.258cm" svg:viewBox="0 0 1623 248" draw:points="0,235 74,240 149,244 224,246 301,248 376,248 452,246 527,243 602,238 676,234 750,227 821,219 892,211 962,200 1030,189 1095,177 1159,163 1221,149 1281,133 1338,116 1392,99 1445,81 1493,61 1539,41 1582,21 1623,0">
            <text:p/>
          </draw:polyline>
          <draw:polyline draw:style-name="gr9" draw:layer="layout" svg:width="1.622cm" svg:height="0.247cm" svg:x="0.98cm" svg:y="1.429cm" svg:viewBox="0 0 1623 248" draw:points="0,235 74,240 149,244 224,246 301,248 377,248 452,246 527,243 602,238 676,234 750,227 821,219 892,210 962,200 1030,189 1095,177 1160,163 1222,149 1281,133 1338,116 1392,99 1445,81 1495,61 1540,42 1582,21 1623,0">
            <text:p/>
          </draw:polyline>
          <draw:polyline draw:style-name="gr9" draw:layer="layout" svg:width="1.622cm" svg:height="0.248cm" svg:x="0.98cm" svg:y="1.6cm" svg:viewBox="0 0 1623 249" draw:points="0,235 74,241 148,244 224,247 300,249 376,249 451,247 527,243 602,239 676,235 749,228 820,220 892,211 961,201 1030,189 1095,178 1159,163 1221,149 1281,134 1338,117 1392,99 1445,81 1495,61 1540,42 1582,21 1623,0">
            <text:p/>
          </draw:polyline>
          <draw:polygon draw:style-name="gr10" draw:layer="layout" svg:width="0.151cm" svg:height="0.871cm" svg:x="2.584cm" svg:y="0.753cm" svg:viewBox="0 0 152 872" draw:points="0,85 0,872 152,786 152,0">
            <text:p/>
          </draw:polygon>
          <draw:polygon draw:style-name="gr10" draw:layer="layout" svg:width="0.153cm" svg:height="0.872cm" svg:x="0.928cm" svg:y="1.027cm" svg:viewBox="0 0 154 873" draw:points="0,0 0,873 154,873 154,0">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7505 Router</dc:title>
    <meta:creation-date>2011-02-07T16:45:03</meta:creation-date>
    <meta:editing-duration>P0D</meta:editing-duration>
    <meta:editing-cycles>1</meta:editing-cycles>
    <meta:document-statistic meta:object-count="28"/>
    <meta:generator>OpenOffice.org/3.3$Linux OpenOffice.org_project/330m20$Build-9567</meta:generator>
  </office:meta>
</office:document-meta>
</file>